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List_20_Contents">
      <style:paragraph-properties fo:margin-top="0cm" fo:margin-bottom="0.499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knife node</text:h>
      <text:h text:style-name="P2" text:outline-level="1">knife node</text:h>
      <text:section text:style-name="Sect1" text:name="knife-node">
        <text:p text:style-name="Text_20_body">A node is any server or virtual server that is configured to be maintained by a chef-client. A node can be physical or cloud-based. A Chef organization comprises any combination of physical and cloud-based nodes. A chef-client runs on each node. Ohai is used to collect data about the system so that it is available to the chef-client during every Chef run.</text:p>
        <text:p text:style-name="Text_20_body">The <text:span text:style-name="Strong_20_Emphasis">knife node</text:span> subcommand is used to manage the nodes that exist on a Chef Server.</text:p>
        <text:p text:style-name="Text_20_body">This subcommand has the following syntax:</text:p>
        <text:p text:style-name="P3">$ knife node [ARGUMENT] (options)</text:p>
        <text:p text:style-name="Text_20_body">Note</text:p>
        <text:p text:style-name="Text_20_body">Review the list of <text:a xlink:type="simple" xlink:href="http://docs.opscode.com/knife_common_options.html"><text:span text:style-name="Strong_20_Emphasis">common options</text:span></text:a> available to this (and all) Knife subcommands and plugins.</text:p>
        <text:section text:style-name="Sect1" text:name="bulk-delete">
          <text:h text:style-name="Heading_20_2" text:outline-level="2">bulk delete</text:h>
          <text:p text:style-name="Text_20_body">The <text:span text:style-name="Teletype">bulk delete</text:span> argument is used to delete one or more nodes that match a pattern defined by a regular expression. The regular expression must be within quotes and not be surrounded by forward slashes (/).</text:p>
          <text:section text:style-name="Sect1" text:name="syntax">
            <text:h text:style-name="Heading_20_3" text:outline-level="3">Syntax</text:h>
            <text:p text:style-name="Text_20_body">This argument has the following syntax:</text:p>
            <text:p text:style-name="P3">$ knife node bulk delete REGEX</text:p>
          </text:section>
          <text:section text:style-name="Sect1" text:name="options">
            <text:h text:style-name="Heading_20_3" text:outline-level="3">Options</text:h>
            <text:p text:style-name="Text_20_body">This command does not have any specific options.</text:p>
          </text:section>
          <text:section text:style-name="Sect1" text:name="examples">
            <text:h text:style-name="Heading_20_3" text:outline-level="3">Examples</text:h>
            <text:p text:style-name="Text_20_body">For example:</text:p>
            <text:p text:style-name="P3">$ knife node bulk delete "^[0-9]{3}$"</text:p>
            <text:p text:style-name="Text_20_body">Type <text:span text:style-name="Teletype">Y</text:span> to confirm a deletion.</text:p>
          </text:section>
        </text:section>
        <text:section text:style-name="Sect1" text:name="create">
          <text:h text:style-name="Heading_20_2" text:outline-level="2">create</text:h>
          <text:p text:style-name="Text_20_body">The <text:span text:style-name="Teletype">create</text:span> argument is used to add a node to the Chef Server. Node data is stored as JSON on the Chef Server.</text:p>
          <text:section text:style-name="Sect1" text:name="id1">
            <text:h text:style-name="Heading_20_3" text:outline-level="3">Syntax</text:h>
            <text:p text:style-name="Text_20_body">This argument has the following syntax:</text:p>
            <text:p text:style-name="P3">$ knife node create NODE_NAME</text:p>
          </text:section>
          <text:section text:style-name="Sect1" text:name="id2">
            <text:h text:style-name="Heading_20_3" text:outline-level="3"><text:soft-page-break/>Options</text:h>
            <text:p text:style-name="Text_20_body">This command does not have any specific options.</text:p>
          </text:section>
          <text:section text:style-name="Sect1" text:name="id3">
            <text:h text:style-name="Heading_20_3" text:outline-level="3">Examples</text:h>
            <text:p text:style-name="Text_20_body">For example, to add a node, enter:</text:p>
            <text:p text:style-name="P3">$ knife node create node1</text:p>
            <text:p text:style-name="Text_20_body">In the $EDITOR enter the node data in JSON:</text:p>
            <text:p text:style-name="Preformatted_20_Text">## sample:</text:p>
            <text:p text:style-name="Preformatted_20_Text">{</text:p>
            <text:p text:style-name="Preformatted_20_Text"><text:s text:c="3"/>"normal": {</text:p>
            <text:p text:style-name="Preformatted_20_Text"><text:s text:c="3"/>},</text:p>
            <text:p text:style-name="Preformatted_20_Text"><text:s text:c="3"/>"name": "foobar",</text:p>
            <text:p text:style-name="Preformatted_20_Text"><text:s text:c="3"/>"override": {</text:p>
            <text:p text:style-name="Preformatted_20_Text"><text:s text:c="3"/>},</text:p>
            <text:p text:style-name="Preformatted_20_Text"><text:s text:c="3"/>"default": {</text:p>
            <text:p text:style-name="Preformatted_20_Text"><text:s text:c="3"/>},</text:p>
            <text:p text:style-name="Preformatted_20_Text"><text:s text:c="3"/>"json_class": "Chef::Node",</text:p>
            <text:p text:style-name="Preformatted_20_Text"><text:s text:c="3"/>"automatic": {</text:p>
            <text:p text:style-name="Preformatted_20_Text"><text:s text:c="3"/>},</text:p>
            <text:p text:style-name="Preformatted_20_Text"><text:s text:c="3"/>"run_list": [</text:p>
            <text:p text:style-name="Preformatted_20_Text"><text:s text:c="6"/>"recipe[zsh]",</text:p>
            <text:p text:style-name="Preformatted_20_Text"><text:s text:c="6"/>"role[webserver]"</text:p>
            <text:p text:style-name="Preformatted_20_Text"><text:s text:c="3"/>],</text:p>
            <text:p text:style-name="Preformatted_20_Text"><text:s text:c="3"/>"chef_type": "node"</text:p>
            <text:p text:style-name="P3">}</text:p>
            <text:p text:style-name="Text_20_body">When finished, save it.</text:p>
          </text:section>
        </text:section>
        <text:section text:style-name="Sect1" text:name="delete">
          <text:h text:style-name="Heading_20_2" text:outline-level="2">delete</text:h>
          <text:p text:style-name="Text_20_body">The <text:span text:style-name="Teletype">delete</text:span> argument is used to delete a node from the Chef Server.</text:p>
          <text:p text:style-name="Text_20_body">Note</text:p>
          <text:p text:style-name="Text_20_body">Deleting a node will not delete any corresponding API clients.</text:p>
          <text:section text:style-name="Sect1" text:name="id4">
            <text:h text:style-name="Heading_20_3" text:outline-level="3">Syntax</text:h>
            <text:p text:style-name="Text_20_body">This argument has the following syntax:</text:p>
            <text:p text:style-name="P3">$ knife node delete NODE_NAME</text:p>
          </text:section>
          <text:section text:style-name="Sect1" text:name="id5">
            <text:h text:style-name="Heading_20_3" text:outline-level="3">Options</text:h>
            <text:p text:style-name="Text_20_body">This command does not have any specific options.</text:p>
          </text:section>
          <text:section text:style-name="Sect1" text:name="id6">
            <text:h text:style-name="Heading_20_3" text:outline-level="3">Examples</text:h>
            <text:p text:style-name="Text_20_body">For example, to delete a node called “dev”, enter:</text:p>
            <text:p text:style-name="P3">$ knife node delete dev</text:p>
          </text:section>
        </text:section>
        <text:section text:style-name="Sect1" text:name="edit">
          <text:h text:style-name="Heading_20_2" text:outline-level="2"><text:soft-page-break/>edit</text:h>
          <text:p text:style-name="Text_20_body">The <text:span text:style-name="Teletype">edit</text:span> argument is used to edit the details of a node on a Chef Server. Node data is stored as JSON on the Chef Server.</text:p>
          <text:section text:style-name="Sect1" text:name="id7">
            <text:h text:style-name="Heading_20_3" text:outline-level="3">Syntax</text:h>
            <text:p text:style-name="Text_20_body">This argument has the following syntax:</text:p>
            <text:p text:style-name="P3">$ knife node edit NODE_NAME (options)</text:p>
          </text:section>
          <text:section text:style-name="Sect1" text:name="id8">
            <text:h text:style-name="Heading_20_3" text:outline-level="3">Options</text:h>
            <text:p text:style-name="Text_20_body">This argument has the following options:</text:p>
            <text:p text:style-name="List_20_Heading"><text:span text:style-name="Teletype">-a</text:span>, <text:span text:style-name="Teletype">--all</text:span> </text:p>
            <text:p text:style-name="P4">Displays a node in the $EDITOR. By default, attributes that are default, override, or automatic are not shown. </text:p>
          </text:section>
          <text:section text:style-name="Sect1" text:name="id9">
            <text:h text:style-name="Heading_20_3" text:outline-level="3">Examples</text:h>
            <text:p text:style-name="Text_20_body">For example, to edit the data for a node named “node1”, enter:</text:p>
            <text:p text:style-name="P3">$ knife node edit node1 -a</text:p>
            <text:p text:style-name="Text_20_body">Update the role data in JSON:</text:p>
            <text:p text:style-name="Preformatted_20_Text">## sample:</text:p>
            <text:p text:style-name="Preformatted_20_Text">{</text:p>
            <text:p text:style-name="Preformatted_20_Text"><text:s text:c="3"/>"normal": {</text:p>
            <text:p text:style-name="Preformatted_20_Text"><text:s text:c="3"/>},</text:p>
            <text:p text:style-name="Preformatted_20_Text"><text:s text:c="3"/>"name": "node1",</text:p>
            <text:p text:style-name="Preformatted_20_Text"><text:s text:c="3"/>"override": {</text:p>
            <text:p text:style-name="Preformatted_20_Text"><text:s text:c="3"/>},</text:p>
            <text:p text:style-name="Preformatted_20_Text"><text:s text:c="3"/>"default": {</text:p>
            <text:p text:style-name="Preformatted_20_Text"><text:s text:c="3"/>},</text:p>
            <text:p text:style-name="Preformatted_20_Text"><text:s text:c="3"/>"json_class": "Chef::Node",</text:p>
            <text:p text:style-name="Preformatted_20_Text"><text:s text:c="3"/>"automatic": {</text:p>
            <text:p text:style-name="Preformatted_20_Text"><text:s text:c="3"/>},</text:p>
            <text:p text:style-name="Preformatted_20_Text"><text:s text:c="3"/>"run_list": [</text:p>
            <text:p text:style-name="Preformatted_20_Text"><text:s text:c="6"/>"recipe[devops]",</text:p>
            <text:p text:style-name="Preformatted_20_Text"><text:s text:c="6"/>"role[webserver]"</text:p>
            <text:p text:style-name="Preformatted_20_Text"><text:s text:c="3"/>],</text:p>
            <text:p text:style-name="Preformatted_20_Text"><text:s text:c="3"/>"chef_type": "node"</text:p>
            <text:p text:style-name="P3">}</text:p>
            <text:p text:style-name="Text_20_body">When finished, save it.</text:p>
          </text:section>
        </text:section>
        <text:section text:style-name="Sect1" text:name="from-file">
          <text:h text:style-name="Heading_20_2" text:outline-level="2">from file</text:h>
          <text:p text:style-name="Text_20_body">The <text:span text:style-name="Teletype">from file</text:span> argument is used to create a node using existing node data as a template.</text:p>
          <text:section text:style-name="Sect1" text:name="id10">
            <text:h text:style-name="Heading_20_3" text:outline-level="3">Syntax</text:h>
            <text:p text:style-name="Text_20_body">This argument has the following syntax:</text:p>
            <text:p text:style-name="P3">$ knife node from file FILE</text:p>
          </text:section>
          <text:section text:style-name="Sect1" text:name="id11">
            <text:h text:style-name="Heading_20_3" text:outline-level="3"><text:soft-page-break/>Options</text:h>
            <text:p text:style-name="Text_20_body">This command does not have any specific options.</text:p>
            <text:section text:style-name="Sect1" text:name="knife-rb-settings">
              <text:h text:style-name="Heading_20_4" text:outline-level="4">knife.rb Settings</text:h>
              <text:p text:style-name="Text_20_body">Note</text:p>
              <text:p text:style-name="Text_20_body">See <text:a xlink:type="simple" xlink:href="http://docs.opscode.com/config_rb_knife.html"><text:span text:style-name="Strong_20_Emphasis">knife.rb</text:span></text:a> for more information about how to add optional settings to the knife.rb file.</text:p>
              <text:p text:style-name="Text_20_body">The following <text:span text:style-name="Teletype">knife client create</text:span> settings can be added to the knife.rb file:</text:p>
              <text:p text:style-name="List_20_Heading"><text:span text:style-name="Teletype">knife[:admin]</text:span> </text:p>
              <text:p text:style-name="List_20_Contents">Use to add the <text:span text:style-name="Teletype">--admin</text:span> option. </text:p>
              <text:p text:style-name="List_20_Heading"><text:span text:style-name="Teletype">knife[:file]</text:span> </text:p>
              <text:p text:style-name="P4">Use to add the <text:span text:style-name="Teletype">--file</text:span> option. </text:p>
            </text:section>
          </text:section>
          <text:section text:style-name="Sect1" text:name="id12">
            <text:h text:style-name="Heading_20_3" text:outline-level="3">Examples</text:h>
            <text:p text:style-name="Text_20_body">For example:</text:p>
            <text:p text:style-name="P3">$ knife node from file "path to JSON file"</text:p>
          </text:section>
        </text:section>
        <text:section text:style-name="Sect1" text:name="list">
          <text:h text:style-name="Heading_20_2" text:outline-level="2">list</text:h>
          <text:p text:style-name="Text_20_body">The <text:span text:style-name="Teletype">list</text:span> argument is used to view all of the nodes that exist on a Chef Server.</text:p>
          <text:section text:style-name="Sect1" text:name="id13">
            <text:h text:style-name="Heading_20_3" text:outline-level="3">Syntax</text:h>
            <text:p text:style-name="Text_20_body">This argument has the following syntax:</text:p>
            <text:p text:style-name="P3">$ knife node list (options)</text:p>
          </text:section>
          <text:section text:style-name="Sect1" text:name="id14">
            <text:h text:style-name="Heading_20_3" text:outline-level="3">Options</text:h>
            <text:p text:style-name="Text_20_body">This argument has the following options:</text:p>
            <text:p text:style-name="List_20_Heading"><text:span text:style-name="Teletype">-w</text:span>, <text:span text:style-name="Teletype">--with-uri</text:span> </text:p>
            <text:p text:style-name="P4">Indicates that the corresponding URIs will be shown. </text:p>
            <text:section text:style-name="Sect1" text:name="id15">
              <text:h text:style-name="Heading_20_4" text:outline-level="4">knife.rb Settings</text:h>
              <text:p text:style-name="Text_20_body">Note</text:p>
              <text:p text:style-name="Text_20_body">See <text:a xlink:type="simple" xlink:href="http://docs.opscode.com/config_rb_knife.html"><text:span text:style-name="Strong_20_Emphasis">knife.rb</text:span></text:a> for more information about how to add optional settings to the knife.rb file.</text:p>
              <text:p text:style-name="Text_20_body">The following <text:span text:style-name="Teletype">knife client create</text:span> settings can be added to the knife.rb file:</text:p>
              <text:p text:style-name="List_20_Heading"><text:span text:style-name="Teletype">knife[:admin]</text:span> </text:p>
              <text:p text:style-name="List_20_Contents">Use to add the <text:span text:style-name="Teletype">--admin</text:span> option. </text:p>
              <text:p text:style-name="List_20_Heading"><text:span text:style-name="Teletype">knife[:file]</text:span> </text:p>
              <text:p text:style-name="P4">Use to add the <text:span text:style-name="Teletype">--file</text:span> option. </text:p>
            </text:section>
          </text:section>
          <text:section text:style-name="Sect1" text:name="id16">
            <text:h text:style-name="Heading_20_3" text:outline-level="3">Examples</text:h>
            <text:p text:style-name="Text_20_body">To verify the list of nodes that are registered with the Chef Server, enter:</text:p>
            <text:p text:style-name="P3"><text:soft-page-break/>$ knife node list</text:p>
            <text:p text:style-name="Text_20_body">to return something similar to:</text:p>
            <text:p text:style-name="Preformatted_20_Text">i-12345678</text:p>
            <text:p text:style-name="P3">rs-123456</text:p>
          </text:section>
        </text:section>
        <text:section text:style-name="Sect1" text:name="run-list-add">
          <text:h text:style-name="Heading_20_2" text:outline-level="2">run_list add</text:h>
          <text:p text:style-name="Text_20_body">The <text:span text:style-name="Teletype">run_list add</text:span> argument is used to add run list items (roles or recipes) to a node. A recipe must be in one of the following formats: fully qualified, cookbook, or default. Both roles and recipes must be in quotes, for example: <text:span text:style-name="Teletype">'role[ROLE_NAME]'</text:span> or <text:span text:style-name="Teletype">'recipe[COOKBOOK::RECIPE_NAME]'</text:span>. Use a comma to separate roles and recipes when adding more than one, like this: <text:span text:style-name="Teletype">'recipe[COOKBOOK::RECIPE_NAME],COOKBOOK::RECIPE_NAME,role[ROLE_NAME]'</text:span>.</text:p>
          <text:section text:style-name="Sect1" text:name="id17">
            <text:h text:style-name="Heading_20_3" text:outline-level="3">Syntax</text:h>
            <text:p text:style-name="Text_20_body">This argument has the following syntax:</text:p>
            <text:p text:style-name="P3">$ knife node run_list add NODE_NAME RUN_LIST_ITEM (options)</text:p>
          </text:section>
          <text:section text:style-name="Sect1" text:name="id18">
            <text:h text:style-name="Heading_20_3" text:outline-level="3">Options</text:h>
            <text:p text:style-name="Text_20_body">This argument has the following options:</text:p>
            <text:p text:style-name="List_20_Heading"><text:span text:style-name="Teletype">-a ITEM</text:span>, <text:span text:style-name="Teletype">--after ITEM</text:span> </text:p>
            <text:p text:style-name="P4">Use this to add the run list item after the specified run list item. </text:p>
            <text:section text:style-name="Sect1" text:name="id19">
              <text:h text:style-name="Heading_20_4" text:outline-level="4">knife.rb Settings</text:h>
              <text:p text:style-name="Text_20_body">Note</text:p>
              <text:p text:style-name="Text_20_body">See <text:a xlink:type="simple" xlink:href="http://docs.opscode.com/config_rb_knife.html"><text:span text:style-name="Strong_20_Emphasis">knife.rb</text:span></text:a> for more information about how to add optional settings to the knife.rb file.</text:p>
              <text:p text:style-name="Text_20_body">The following <text:span text:style-name="Teletype">knife client create</text:span> settings can be added to the knife.rb file:</text:p>
              <text:p text:style-name="List_20_Heading"><text:span text:style-name="Teletype">knife[:admin]</text:span> </text:p>
              <text:p text:style-name="List_20_Contents">Use to add the <text:span text:style-name="Teletype">--admin</text:span> option. </text:p>
              <text:p text:style-name="List_20_Heading"><text:span text:style-name="Teletype">knife[:file]</text:span> </text:p>
              <text:p text:style-name="P4">Use to add the <text:span text:style-name="Teletype">--file</text:span> option. </text:p>
            </text:section>
          </text:section>
          <text:section text:style-name="Sect1" text:name="id20">
            <text:h text:style-name="Heading_20_3" text:outline-level="3">Examples</text:h>
            <text:p text:style-name="Text_20_body">For example, to add a role to a run list, enter:</text:p>
            <text:p text:style-name="P3">$ knife node run_list add node 'role[ROLE_NAME]'</text:p>
            <text:p text:style-name="Text_20_body">To add a recipe to a run list using the fully qualified format, enter:</text:p>
            <text:p text:style-name="P3">$ knife node run_list add node 'recipe[COOKBOOK::RECIPE_NAME]'</text:p>
            <text:p text:style-name="Text_20_body">To add a recipe to a run list using the cookbook format, enter:</text:p>
            <text:p text:style-name="P3">$ knife node run_list add node 'COOKBOOK::RECIPE_NAME'</text:p>
            <text:p text:style-name="Text_20_body"><text:soft-page-break/>To add the default recipe of a cookbook to a run list, enter:</text:p>
            <text:p text:style-name="P3">$ knife node run_list add node 'COOKBOOK'</text:p>
            <text:p text:style-name="Text_20_body">To add roles and recipes to a run list, enter:</text:p>
            <text:p text:style-name="P3">$ knife node run_list add node 'recipe[COOKBOOK::RECIPE_NAME],COOKBOOK::RECIPE_NAME,role[ROLE_NAME]'</text:p>
          </text:section>
        </text:section>
        <text:section text:style-name="Sect1" text:name="run-list-remove">
          <text:h text:style-name="Heading_20_2" text:outline-level="2">run_list remove</text:h>
          <text:p text:style-name="Text_20_body">The <text:span text:style-name="Teletype">run_list remove</text:span> argument is used to remove run list items (roles or recipes) from a node. A recipe must be in one of the following formats: fully qualified, cookbook, or default. Both roles and recipes must be in quotes, for example: <text:span text:style-name="Teletype">'role[ROLE_NAME]'</text:span> or <text:span text:style-name="Teletype">'recipe[COOKBOOK::RECIPE_NAME]'</text:span>. Use a comma to separate roles and recipes when removing more than one, like this: <text:span text:style-name="Teletype">'recipe[COOKBOOK::RECIPE_NAME],COOKBOOK::RECIPE_NAME,role[ROLE_NAME]'</text:span>.</text:p>
          <text:section text:style-name="Sect1" text:name="id21">
            <text:h text:style-name="Heading_20_3" text:outline-level="3">Syntax</text:h>
            <text:p text:style-name="Text_20_body">This argument has the following syntax:</text:p>
            <text:p text:style-name="P3">$ knife node run_list remove NODE_NAME RUN_LIST_ITEM</text:p>
          </text:section>
          <text:section text:style-name="Sect1" text:name="id22">
            <text:h text:style-name="Heading_20_3" text:outline-level="3">Options</text:h>
            <text:p text:style-name="Text_20_body">This command does not have any specific options.</text:p>
            <text:section text:style-name="Sect1" text:name="id23">
              <text:h text:style-name="Heading_20_4" text:outline-level="4">knife.rb Settings</text:h>
              <text:p text:style-name="Text_20_body">Note</text:p>
              <text:p text:style-name="Text_20_body">See <text:a xlink:type="simple" xlink:href="http://docs.opscode.com/config_rb_knife.html"><text:span text:style-name="Strong_20_Emphasis">knife.rb</text:span></text:a> for more information about how to add optional settings to the knife.rb file.</text:p>
              <text:p text:style-name="Text_20_body">The following <text:span text:style-name="Teletype">knife client create</text:span> settings can be added to the knife.rb file:</text:p>
              <text:p text:style-name="List_20_Heading"><text:span text:style-name="Teletype">knife[:admin]</text:span> </text:p>
              <text:p text:style-name="List_20_Contents">Use to add the <text:span text:style-name="Teletype">--admin</text:span> option. </text:p>
              <text:p text:style-name="List_20_Heading"><text:span text:style-name="Teletype">knife[:file]</text:span> </text:p>
              <text:p text:style-name="P4">Use to add the <text:span text:style-name="Teletype">--file</text:span> option. </text:p>
            </text:section>
          </text:section>
          <text:section text:style-name="Sect1" text:name="id24">
            <text:h text:style-name="Heading_20_3" text:outline-level="3">Examples</text:h>
            <text:p text:style-name="Text_20_body">For example, to remove a role from a run list, enter:</text:p>
            <text:p text:style-name="P3">$ knife node run_list remove node 'role[ROLE_NAME]'</text:p>
            <text:p text:style-name="Text_20_body">To remove a recipe from a run list using the fully qualified format, enter:</text:p>
            <text:p text:style-name="P3">$ knife node run_list remove node 'recipe[COOKBOOK::RECIPE_NAME]'</text:p>
          </text:section>
        </text:section>
        <text:section text:style-name="Sect1" text:name="show">
          <text:h text:style-name="Heading_20_2" text:outline-level="2">show</text:h>
          <text:p text:style-name="Text_20_body">The <text:span text:style-name="Teletype">show</text:span> argument is used to display information about a node.</text:p>
          <text:section text:style-name="Sect1" text:name="id25">
            <text:h text:style-name="Heading_20_3" text:outline-level="3"><text:soft-page-break/>Syntax</text:h>
            <text:p text:style-name="Text_20_body">This argument has the following syntax:</text:p>
            <text:p text:style-name="P3">$ knife node show NODE_NAME (options)</text:p>
          </text:section>
          <text:section text:style-name="Sect1" text:name="id26">
            <text:h text:style-name="Heading_20_3" text:outline-level="3">Options</text:h>
            <text:p text:style-name="Text_20_body">This argument has the following options:</text:p>
            <text:p text:style-name="List_20_Heading"><text:span text:style-name="Teletype">-a ATTR</text:span>, <text:span text:style-name="Teletype">--attribute ATTR</text:span> </text:p>
            <text:p text:style-name="List_20_Contents">Indicates that only a single attribute is shown, as defined by the <text:span text:style-name="Teletype">ATTR</text:span> value. </text:p>
            <text:p text:style-name="List_20_Heading"><text:span text:style-name="Teletype">-l</text:span>, <text:span text:style-name="Teletype">--long</text:span> </text:p>
            <text:p text:style-name="List_20_Contents">Display long output when searching nodes while using the default summary format. </text:p>
            <text:p text:style-name="List_20_Heading"><text:span text:style-name="Teletype">-m</text:span>, <text:span text:style-name="Teletype">--medium</text:span> </text:p>
            <text:p text:style-name="List_20_Contents">Display more, but not all, of a node’s data when searching using the default summary format. </text:p>
            <text:p text:style-name="List_20_Heading"><text:span text:style-name="Teletype">-r</text:span>, <text:span text:style-name="Teletype">--run-list</text:span> </text:p>
            <text:p text:style-name="P4">Indicates that only the run-list will be shown. </text:p>
          </text:section>
          <text:section text:style-name="Sect1" text:name="id27">
            <text:h text:style-name="Heading_20_3" text:outline-level="3">Examples</text:h>
            <text:p text:style-name="Text_20_body">For example, to view all data for a node named “build”, enter:</text:p>
            <text:p text:style-name="P3">$ knife node show build</text:p>
            <text:p text:style-name="Text_20_body">to return:</text:p>
            <text:p text:style-name="Preformatted_20_Text">Node Name: <text:s text:c="2"/>build</text:p>
            <text:p text:style-name="Preformatted_20_Text">Environment: _default</text:p>
            <text:p text:style-name="Preformatted_20_Text">FQDN:</text:p>
            <text:p text:style-name="Preformatted_20_Text">IP:</text:p>
            <text:p text:style-name="Preformatted_20_Text">Run List:</text:p>
            <text:p text:style-name="Preformatted_20_Text">Roles:</text:p>
            <text:p text:style-name="Preformatted_20_Text">Recipes:</text:p>
            <text:p text:style-name="P3">Platform:</text:p>
            <text:p text:style-name="Text_20_body">To view the FQDN for a node named “i-12345678”, enter:</text:p>
            <text:p text:style-name="P3">$ knife node show i-12345678 -a fqdn</text:p>
            <text:p text:style-name="Text_20_body">to return:</text:p>
            <text:p text:style-name="P3">fqdn: ip-10-251-75-20.ec2.internal</text:p>
            <text:p text:style-name="Text_20_body">To view the run list for a node named “dev”, enter:</text:p>
            <text:p text:style-name="P3">$ knife node show dev -r</text:p>
            <text:p text:style-name="Text_20_body">To view information in JSON format, use the <text:span text:style-name="Teletype">-F</text:span> common option as part of the command like this:</text:p>
            <text:p text:style-name="P3">$ knife node show i-12345678 -F json</text:p>
            <text:p text:style-name="Text_20_body">Other formats available include <text:span text:style-name="Teletype">text</text:span>, <text:span text:style-name="Teletype">yaml</text:span>, and <text:span text:style-name="Teletype">pp</text:span>.</text:p>
            <text:p text:style-name="Text_20_body">To show basic information about a node, truncated and nicely formatted:</text:p>
            <text:p text:style-name="P3">knife node show &lt;node_name&gt;</text:p>
            <text:p text:style-name="Text_20_body">To show all information about a node, nicely formatted:</text:p>
            <text:p text:style-name="P3"><text:soft-page-break/>knife node show -l &lt;node_name&gt;</text:p>
            <text:p text:style-name="Text_20_body">To view node information in raw JSON, use the <text:span text:style-name="Teletype">-l</text:span> or <text:span text:style-name="Teletype">--long</text:span> option:</text:p>
            <text:p text:style-name="P3">knife node show -l -F json &lt;node_name&gt;</text:p>
            <text:p text:style-name="Text_20_body">and/or:</text:p>
            <text:p text:style-name="P3">knife node show -l --format=json &lt;node_name&gt;</text:p>
            <text:p text:style-name="Text_20_body">To list a single node attribute:</text:p>
            <text:p text:style-name="P3">knife node show &lt;node_name&gt; -a &lt;attribute_name&gt;</text:p>
            <text:p text:style-name="Text_20_body">where <text:span text:style-name="Teletype">&lt;attribute_name&gt;</text:span> is something like kernel or platform. (This doesn’t work for nested attributes like <text:span text:style-name="Teletype">node[kernel][machine]</text:span> because <text:span text:style-name="Teletype">knife node show</text:span> doesn’t understand nested attributes.)</text:p>
          </text:section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Devanagar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Devanagari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Lohit Devanaga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6-14T11:28:46</meta:creation-date>
    <dc:date>2013-06-14T11:29:28</dc:date>
    <dc:creator>luyuzhe </dc:creator>
    <meta:editing-duration>P0D</meta:editing-duration>
    <meta:editing-cycles>1</meta:editing-cycles>
    <meta:document-statistic meta:table-count="0" meta:image-count="0" meta:object-count="0" meta:page-count="8" meta:paragraph-count="229" meta:word-count="1402" meta:character-count="8474" meta:non-whitespace-character-count="7184"/>
    <meta:generator>LibreOffice/4.0.3.3$Linux_X86_64 LibreOffice_project/0eaa50a932c8f2199a615e1eb30f7ac74279539</meta:generator>
  </office:meta>
</office:document-meta>
</file>